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1s</text:p>
          </table:table-cell>
          <table:table-cell office:value-type="string">
            <text:p>1di</text:p>
          </table:table-cell>
          <table:table-cell office:value-type="string">
            <text:p>1de</text:p>
          </table:table-cell>
          <table:table-cell office:value-type="string">
            <text:p>1pi</text:p>
          </table:table-cell>
          <table:table-cell office:value-type="string">
            <text:p>1pe</text:p>
          </table:table-cell>
          <table:table-cell office:value-type="string">
            <text:p>2s</text:p>
          </table:table-cell>
          <table:table-cell office:value-type="string">
            <text:p>2d</text:p>
          </table:table-cell>
          <table:table-cell office:value-type="string">
            <text:p>2p</text:p>
          </table:table-cell>
          <table:table-cell office:value-type="string">
            <text:p>3s</text:p>
          </table:table-cell>
          <table:table-cell office:value-type="string">
            <text:p>3d</text:p>
          </table:table-cell>
          <table:table-cell office:value-type="string">
            <text:p>3p</text:p>
          </table:table-cell>
          <table:table-cell/>
        </table:table-row>
        <table:table-row table:style-name="ro1">
          <table:table-cell office:value-type="string">
            <text:p>1s</text:p>
          </table:table-cell>
          <table:table-cell table:number-columns-repeated="5"/>
          <table:table-cell office:value-type="string">
            <text:p>loɔ̂m-nɛ</text:p>
          </table:table-cell>
          <table:table-cell office:value-type="string">
            <text:p>loɔ̂m-su</text:p>
          </table:table-cell>
          <table:table-cell office:value-type="string">
            <text:p>loɔ̂m-nu</text:p>
          </table:table-cell>
          <table:table-cell office:value-type="string">
            <text:p>lob-u</text:p>
          </table:table-cell>
          <table:table-cell office:value-type="string">
            <text:p>lob-u-su</text:p>
          </table:table-cell>
          <table:table-cell office:value-type="string">
            <text:p>lob-u-nu</text:p>
          </table:table-cell>
          <table:table-cell/>
        </table:table-row>
        <table:table-row table:style-name="ro1">
          <table:table-cell office:value-type="string">
            <text:p>1di</text:p>
          </table:table-cell>
          <table:table-cell table:number-columns-repeated="8"/>
          <table:table-cell office:value-type="string">
            <text:p>lɵp-i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1de</text:p>
          </table:table-cell>
          <table:table-cell table:number-columns-repeated="5"/>
          <table:table-cell office:value-type="string">
            <text:p>ʔi-loɔp</text:p>
          </table:table-cell>
          <table:table-cell office:value-type="string">
            <text:p>ʔi-lɵp-i</text:p>
          </table:table-cell>
          <table:table-cell office:value-type="string">
            <text:p>ʔi-loɔ̂m-ni</text:p>
          </table:table-cell>
          <table:table-cell office:value-type="string">
            <text:p>lɵp-u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1pi</text:p>
          </table:table-cell>
          <table:table-cell table:number-columns-repeated="8"/>
          <table:table-cell office:value-type="string">
            <text:p>loɔp-ki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1pe</text:p>
          </table:table-cell>
          <table:table-cell table:number-columns-repeated="5"/>
          <table:table-cell office:value-type="string">
            <text:p>ʔi-loɔp</text:p>
          </table:table-cell>
          <table:table-cell office:value-type="string">
            <text:p>ʔi-lɵp-i</text:p>
          </table:table-cell>
          <table:table-cell office:value-type="string">
            <text:p>ʔi-loɔ̂m-ni</text:p>
          </table:table-cell>
          <table:table-cell office:value-type="string">
            <text:p>loɔp-kʌ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2s</text:p>
          </table:table-cell>
          <table:table-cell office:value-type="string">
            <text:p>ʔi-loɔ̂m-ŋʌ</text:p>
          </table:table-cell>
          <table:table-cell table:number-columns-repeated="7"/>
          <table:table-cell office:value-type="string">
            <text:p>ʔi-lɵ̄ːb-ʉ</text:p>
          </table:table-cell>
          <table:table-cell office:value-type="string">
            <text:p>ʔi-lɵ̂ːp-su</text:p>
          </table:table-cell>
          <table:table-cell office:value-type="string">
            <text:p>ʔi-lɵ̂ːp-nu</text:p>
          </table:table-cell>
          <table:table-cell/>
        </table:table-row>
        <table:table-row table:style-name="ro1">
          <table:table-cell office:value-type="string">
            <text:p>2d</text:p>
          </table:table-cell>
          <table:table-cell office:value-type="string">
            <text:p>ʔi-loɔ̂m-ŋʌ-su</text:p>
          </table:table-cell>
          <table:table-cell table:number-columns-repeated="7"/>
          <table:table-cell office:value-type="string">
            <text:p>ʔi-lɵp-i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2p</text:p>
          </table:table-cell>
          <table:table-cell office:value-type="string">
            <text:p>ʔi-loɔ̂m-ŋʌ-nu</text:p>
          </table:table-cell>
          <table:table-cell table:number-columns-repeated="7"/>
          <table:table-cell office:value-type="string">
            <text:p>ʔi-loɔ̂m-ni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3s</text:p>
          </table:table-cell>
          <table:table-cell office:value-type="string">
            <text:p>ʔi-loɔ̂m-ŋʌ</text:p>
          </table:table-cell>
          <table:table-cell/>
          <table:table-cell office:value-type="string">
            <text:p>ʔi-lɵp-u</text:p>
          </table:table-cell>
          <table:table-cell/>
          <table:table-cell office:value-type="string">
            <text:p>ʔi-loɔp-kʌ</text:p>
          </table:table-cell>
          <table:table-cell office:value-type="string">
            <text:p>ʔi-loɔp</text:p>
          </table:table-cell>
          <table:table-cell office:value-type="string">
            <text:p>ʔi-lɵp-i</text:p>
          </table:table-cell>
          <table:table-cell office:value-type="string">
            <text:p>ʔi-loɔ̂m-ni</text:p>
          </table:table-cell>
          <table:table-cell office:value-type="string">
            <text:p>lɵ̄ːb-ʉ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3d</text:p>
          </table:table-cell>
          <table:table-cell office:value-type="string">
            <text:p>ʔi-loɔ̂m-ŋʌ-su</text:p>
          </table:table-cell>
          <table:table-cell office:value-type="string">
            <text:p>ʔi-lɵp-i</text:p>
          </table:table-cell>
          <table:table-cell/>
          <table:table-cell office:value-type="string">
            <text:p>ʔi-loɔp-ki</text:p>
          </table:table-cell>
          <table:table-cell table:number-columns-repeated="5"/>
          <table:table-cell office:value-type="string">
            <text:p>lɵ̂ːb-su</text:p>
          </table:table-cell>
          <table:table-cell/>
          <table:table-cell/>
        </table:table-row>
        <table:table-row table:style-name="ro1">
          <table:table-cell office:value-type="string">
            <text:p>3p</text:p>
          </table:table-cell>
          <table:table-cell office:value-type="string">
            <text:p>ʔi-loɔ̂m-ŋʌ-nu</text:p>
          </table:table-cell>
          <table:table-cell table:number-columns-repeated="9"/>
          <table:table-cell office:value-type="string">
            <text:p>lɵ̂ːb-nu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formula="of:=CONCATENATE([.A1];&quot; &amp;&quot;)" office:value-type="string" office:string-value=" &amp;">
            <text:p><text:s/>&amp;</text:p>
          </table:table-cell>
          <table:table-cell table:formula="of:=CONCATENATE([.B1];&quot; &amp;&quot;)" office:value-type="string" office:string-value="1s &amp;">
            <text:p>1s &amp;</text:p>
          </table:table-cell>
          <table:table-cell table:formula="of:=CONCATENATE([.C1];&quot; &amp;&quot;)" office:value-type="string" office:string-value="1di &amp;">
            <text:p>1di &amp;</text:p>
          </table:table-cell>
          <table:table-cell table:formula="of:=CONCATENATE([.D1];&quot; &amp;&quot;)" office:value-type="string" office:string-value="1de &amp;">
            <text:p>1de &amp;</text:p>
          </table:table-cell>
          <table:table-cell table:formula="of:=CONCATENATE([.E1];&quot; &amp;&quot;)" office:value-type="string" office:string-value="1pi &amp;">
            <text:p>1pi &amp;</text:p>
          </table:table-cell>
          <table:table-cell table:formula="of:=CONCATENATE([.F1];&quot; &amp;&quot;)" office:value-type="string" office:string-value="1pe &amp;">
            <text:p>1pe &amp;</text:p>
          </table:table-cell>
          <table:table-cell table:formula="of:=CONCATENATE([.G1];&quot; &amp;&quot;)" office:value-type="string" office:string-value="2s &amp;">
            <text:p>2s &amp;</text:p>
          </table:table-cell>
          <table:table-cell table:formula="of:=CONCATENATE([.H1];&quot; &amp;&quot;)" office:value-type="string" office:string-value="2d &amp;">
            <text:p>2d &amp;</text:p>
          </table:table-cell>
          <table:table-cell table:formula="of:=CONCATENATE([.I1];&quot; &amp;&quot;)" office:value-type="string" office:string-value="2p &amp;">
            <text:p>2p &amp;</text:p>
          </table:table-cell>
          <table:table-cell table:formula="of:=CONCATENATE([.J1];&quot; &amp;&quot;)" office:value-type="string" office:string-value="3s &amp;">
            <text:p>3s &amp;</text:p>
          </table:table-cell>
          <table:table-cell table:formula="of:=CONCATENATE([.K1];&quot; &amp;&quot;)" office:value-type="string" office:string-value="3d &amp;">
            <text:p>3d &amp;</text:p>
          </table:table-cell>
          <table:table-cell table:formula="of:=CONCATENATE([.L1];&quot; &amp;&quot;)" office:value-type="string" office:string-value="3p &amp;">
            <text:p>3p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2];&quot; &amp;&quot;)" office:value-type="string" office:string-value="1s &amp;">
            <text:p>1s &amp;</text:p>
          </table:table-cell>
          <table:table-cell table:formula="of:=CONCATENATE([.B2];&quot; &amp;&quot;)" office:value-type="string" office:string-value=" &amp;">
            <text:p><text:s/>&amp;</text:p>
          </table:table-cell>
          <table:table-cell table:formula="of:=CONCATENATE([.C2];&quot; &amp;&quot;)" office:value-type="string" office:string-value=" &amp;">
            <text:p><text:s/>&amp;</text:p>
          </table:table-cell>
          <table:table-cell table:formula="of:=CONCATENATE([.D2];&quot; &amp;&quot;)" office:value-type="string" office:string-value=" &amp;">
            <text:p><text:s/>&amp;</text:p>
          </table:table-cell>
          <table:table-cell table:formula="of:=CONCATENATE([.E2];&quot; &amp;&quot;)" office:value-type="string" office:string-value=" &amp;">
            <text:p><text:s/>&amp;</text:p>
          </table:table-cell>
          <table:table-cell table:formula="of:=CONCATENATE([.F2];&quot; &amp;&quot;)" office:value-type="string" office:string-value=" &amp;">
            <text:p><text:s/>&amp;</text:p>
          </table:table-cell>
          <table:table-cell table:formula="of:=CONCATENATE(&quot;\ipa{&quot;;[.G2];&quot;} &amp;&quot;)" office:value-type="string" office:string-value="\ipa{loɔ̂m-nɛ} &amp;">
            <text:p>\ipa{loɔ̂m-nɛ} &amp;</text:p>
          </table:table-cell>
          <table:table-cell table:formula="of:=CONCATENATE(&quot;\ipa{&quot;;[.H2];&quot;} &amp;&quot;)" office:value-type="string" office:string-value="\ipa{loɔ̂m-su} &amp;">
            <text:p>\ipa{loɔ̂m-su} &amp;</text:p>
          </table:table-cell>
          <table:table-cell table:formula="of:=CONCATENATE(&quot;\ipa{&quot;;[.I2];&quot;} &amp;&quot;)" office:value-type="string" office:string-value="\ipa{loɔ̂m-nu} &amp;">
            <text:p>\ipa{loɔ̂m-nu} &amp;</text:p>
          </table:table-cell>
          <table:table-cell table:formula="of:=CONCATENATE(&quot;\ipa{&quot;;[.J2];&quot;} &amp;&quot;)" office:value-type="string" office:string-value="\ipa{lob-u} &amp;">
            <text:p>\ipa{lob-u} &amp;</text:p>
          </table:table-cell>
          <table:table-cell table:formula="of:=CONCATENATE(&quot;\ipa{&quot;;[.K2];&quot;} &amp;&quot;)" office:value-type="string" office:string-value="\ipa{lob-u-su} &amp;">
            <text:p>\ipa{lob-u-su} &amp;</text:p>
          </table:table-cell>
          <table:table-cell table:formula="of:=CONCATENATE(&quot;\ipa{&quot;;[.L2];&quot;} &amp;&quot;)" office:value-type="string" office:string-value="\ipa{lob-u-nu} &amp;">
            <text:p>\ipa{lob-u-nu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3];&quot; &amp;&quot;)" office:value-type="string" office:string-value="1di &amp;">
            <text:p>1di &amp;</text:p>
          </table:table-cell>
          <table:table-cell table:formula="of:=CONCATENATE([.B3];&quot; &amp;&quot;)" office:value-type="string" office:string-value=" &amp;">
            <text:p><text:s/>&amp;</text:p>
          </table:table-cell>
          <table:table-cell table:formula="of:=CONCATENATE([.C3];&quot; &amp;&quot;)" office:value-type="string" office:string-value=" &amp;">
            <text:p><text:s/>&amp;</text:p>
          </table:table-cell>
          <table:table-cell table:formula="of:=CONCATENATE([.D3];&quot; &amp;&quot;)" office:value-type="string" office:string-value=" &amp;">
            <text:p><text:s/>&amp;</text:p>
          </table:table-cell>
          <table:table-cell table:formula="of:=CONCATENATE([.E3];&quot; &amp;&quot;)" office:value-type="string" office:string-value=" &amp;">
            <text:p><text:s/>&amp;</text:p>
          </table:table-cell>
          <table:table-cell table:formula="of:=CONCATENATE([.F3];&quot; &amp;&quot;)" office:value-type="string" office:string-value=" &amp;">
            <text:p><text:s/>&amp;</text:p>
          </table:table-cell>
          <table:table-cell table:formula="of:=CONCATENATE([.G3];&quot; &amp;&quot;)" office:value-type="string" office:string-value=" &amp;">
            <text:p><text:s/>&amp;</text:p>
          </table:table-cell>
          <table:table-cell table:formula="of:=CONCATENATE([.H3];&quot; &amp;&quot;)" office:value-type="string" office:string-value=" &amp;">
            <text:p><text:s/>&amp;</text:p>
          </table:table-cell>
          <table:table-cell table:formula="of:=CONCATENATE([.I3];&quot; &amp;&quot;)" office:value-type="string" office:string-value=" &amp;">
            <text:p><text:s/>&amp;</text:p>
          </table:table-cell>
          <table:table-cell table:formula="of:=CONCATENATE(&quot;\ipa{&quot;;[.J3];&quot;} &amp;&quot;)" office:value-type="string" office:string-value="\ipa{lɵp-i} &amp;">
            <text:p>\ipa{lɵp-i} &amp;</text:p>
          </table:table-cell>
          <table:table-cell table:formula="of:=CONCATENATE(&quot;\ipa{&quot;;[.K3];&quot;} &amp;&quot;)" office:value-type="string" office:string-value="\ipa{} &amp;">
            <text:p>\ipa{} &amp;</text:p>
          </table:table-cell>
          <table:table-cell table:formula="of:=CONCATENATE(&quot;\ipa{&quot;;[.L3];&quot;} &amp;&quot;)" office:value-type="string" office:string-value="\ipa{} &amp;">
            <text:p>\ipa{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4];&quot; &amp;&quot;)" office:value-type="string" office:string-value="1de &amp;">
            <text:p>1de &amp;</text:p>
          </table:table-cell>
          <table:table-cell table:formula="of:=CONCATENATE([.B4];&quot; &amp;&quot;)" office:value-type="string" office:string-value=" &amp;">
            <text:p><text:s/>&amp;</text:p>
          </table:table-cell>
          <table:table-cell table:formula="of:=CONCATENATE([.C4];&quot; &amp;&quot;)" office:value-type="string" office:string-value=" &amp;">
            <text:p><text:s/>&amp;</text:p>
          </table:table-cell>
          <table:table-cell table:formula="of:=CONCATENATE([.D4];&quot; &amp;&quot;)" office:value-type="string" office:string-value=" &amp;">
            <text:p><text:s/>&amp;</text:p>
          </table:table-cell>
          <table:table-cell table:formula="of:=CONCATENATE([.E4];&quot; &amp;&quot;)" office:value-type="string" office:string-value=" &amp;">
            <text:p><text:s/>&amp;</text:p>
          </table:table-cell>
          <table:table-cell table:formula="of:=CONCATENATE([.F4];&quot; &amp;&quot;)" office:value-type="string" office:string-value=" &amp;">
            <text:p><text:s/>&amp;</text:p>
          </table:table-cell>
          <table:table-cell table:formula="of:=CONCATENATE(&quot;\ipa{&quot;;[.G4];&quot;} &amp;&quot;)" office:value-type="string" office:string-value="\ipa{ʔi-loɔp} &amp;">
            <text:p>\ipa{ʔi-loɔp} &amp;</text:p>
          </table:table-cell>
          <table:table-cell table:formula="of:=CONCATENATE(&quot;\ipa{&quot;;[.H4];&quot;} &amp;&quot;)" office:value-type="string" office:string-value="\ipa{ʔi-lɵp-i} &amp;">
            <text:p>\ipa{ʔi-lɵp-i} &amp;</text:p>
          </table:table-cell>
          <table:table-cell table:formula="of:=CONCATENATE(&quot;\ipa{&quot;;[.I4];&quot;} &amp;&quot;)" office:value-type="string" office:string-value="\ipa{ʔi-loɔ̂m-ni} &amp;">
            <text:p>\ipa{ʔi-loɔ̂m-ni} &amp;</text:p>
          </table:table-cell>
          <table:table-cell table:formula="of:=CONCATENATE(&quot;\ipa{&quot;;[.J4];&quot;} &amp;&quot;)" office:value-type="string" office:string-value="\ipa{lɵp-u} &amp;">
            <text:p>\ipa{lɵp-u} &amp;</text:p>
          </table:table-cell>
          <table:table-cell table:formula="of:=CONCATENATE(&quot;\ipa{&quot;;[.K4];&quot;} &amp;&quot;)" office:value-type="string" office:string-value="\ipa{} &amp;">
            <text:p>\ipa{} &amp;</text:p>
          </table:table-cell>
          <table:table-cell table:formula="of:=CONCATENATE(&quot;\ipa{&quot;;[.L4];&quot;} &amp;&quot;)" office:value-type="string" office:string-value="\ipa{} &amp;">
            <text:p>\ipa{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5];&quot; &amp;&quot;)" office:value-type="string" office:string-value="1pi &amp;">
            <text:p>1pi &amp;</text:p>
          </table:table-cell>
          <table:table-cell table:formula="of:=CONCATENATE([.B5];&quot; &amp;&quot;)" office:value-type="string" office:string-value=" &amp;">
            <text:p><text:s/>&amp;</text:p>
          </table:table-cell>
          <table:table-cell table:formula="of:=CONCATENATE([.C5];&quot; &amp;&quot;)" office:value-type="string" office:string-value=" &amp;">
            <text:p><text:s/>&amp;</text:p>
          </table:table-cell>
          <table:table-cell table:formula="of:=CONCATENATE([.D5];&quot; &amp;&quot;)" office:value-type="string" office:string-value=" &amp;">
            <text:p><text:s/>&amp;</text:p>
          </table:table-cell>
          <table:table-cell table:formula="of:=CONCATENATE([.E5];&quot; &amp;&quot;)" office:value-type="string" office:string-value=" &amp;">
            <text:p><text:s/>&amp;</text:p>
          </table:table-cell>
          <table:table-cell table:formula="of:=CONCATENATE([.F5];&quot; &amp;&quot;)" office:value-type="string" office:string-value=" &amp;">
            <text:p><text:s/>&amp;</text:p>
          </table:table-cell>
          <table:table-cell table:formula="of:=CONCATENATE([.G5];&quot; &amp;&quot;)" office:value-type="string" office:string-value=" &amp;">
            <text:p><text:s/>&amp;</text:p>
          </table:table-cell>
          <table:table-cell table:formula="of:=CONCATENATE([.H5];&quot; &amp;&quot;)" office:value-type="string" office:string-value=" &amp;">
            <text:p><text:s/>&amp;</text:p>
          </table:table-cell>
          <table:table-cell table:formula="of:=CONCATENATE([.I5];&quot; &amp;&quot;)" office:value-type="string" office:string-value=" &amp;">
            <text:p><text:s/>&amp;</text:p>
          </table:table-cell>
          <table:table-cell table:formula="of:=CONCATENATE(&quot;\ipa{&quot;;[.J5];&quot;} &amp;&quot;)" office:value-type="string" office:string-value="\ipa{loɔp-ki} &amp;">
            <text:p>\ipa{loɔp-ki} &amp;</text:p>
          </table:table-cell>
          <table:table-cell table:formula="of:=CONCATENATE(&quot;\ipa{&quot;;[.K5];&quot;} &amp;&quot;)" office:value-type="string" office:string-value="\ipa{} &amp;">
            <text:p>\ipa{} &amp;</text:p>
          </table:table-cell>
          <table:table-cell table:formula="of:=CONCATENATE(&quot;\ipa{&quot;;[.L5];&quot;} &amp;&quot;)" office:value-type="string" office:string-value="\ipa{} &amp;">
            <text:p>\ipa{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6];&quot; &amp;&quot;)" office:value-type="string" office:string-value="1pe &amp;">
            <text:p>1pe &amp;</text:p>
          </table:table-cell>
          <table:table-cell table:formula="of:=CONCATENATE([.B6];&quot; &amp;&quot;)" office:value-type="string" office:string-value=" &amp;">
            <text:p><text:s/>&amp;</text:p>
          </table:table-cell>
          <table:table-cell table:formula="of:=CONCATENATE([.C6];&quot; &amp;&quot;)" office:value-type="string" office:string-value=" &amp;">
            <text:p><text:s/>&amp;</text:p>
          </table:table-cell>
          <table:table-cell table:formula="of:=CONCATENATE([.D6];&quot; &amp;&quot;)" office:value-type="string" office:string-value=" &amp;">
            <text:p><text:s/>&amp;</text:p>
          </table:table-cell>
          <table:table-cell table:formula="of:=CONCATENATE([.E6];&quot; &amp;&quot;)" office:value-type="string" office:string-value=" &amp;">
            <text:p><text:s/>&amp;</text:p>
          </table:table-cell>
          <table:table-cell table:formula="of:=CONCATENATE([.F6];&quot; &amp;&quot;)" office:value-type="string" office:string-value=" &amp;">
            <text:p><text:s/>&amp;</text:p>
          </table:table-cell>
          <table:table-cell table:formula="of:=CONCATENATE(&quot;\ipa{&quot;;[.G6];&quot;} &amp;&quot;)" office:value-type="string" office:string-value="\ipa{ʔi-loɔp} &amp;">
            <text:p>\ipa{ʔi-loɔp} &amp;</text:p>
          </table:table-cell>
          <table:table-cell table:formula="of:=CONCATENATE(&quot;\ipa{&quot;;[.H6];&quot;} &amp;&quot;)" office:value-type="string" office:string-value="\ipa{ʔi-lɵp-i} &amp;">
            <text:p>\ipa{ʔi-lɵp-i} &amp;</text:p>
          </table:table-cell>
          <table:table-cell table:formula="of:=CONCATENATE(&quot;\ipa{&quot;;[.I6];&quot;} &amp;&quot;)" office:value-type="string" office:string-value="\ipa{ʔi-loɔ̂m-ni} &amp;">
            <text:p>\ipa{ʔi-loɔ̂m-ni} &amp;</text:p>
          </table:table-cell>
          <table:table-cell table:formula="of:=CONCATENATE(&quot;\ipa{&quot;;[.J6];&quot;} &amp;&quot;)" office:value-type="string" office:string-value="\ipa{loɔp-kʌ} &amp;">
            <text:p>\ipa{loɔp-kʌ} &amp;</text:p>
          </table:table-cell>
          <table:table-cell table:formula="of:=CONCATENATE(&quot;\ipa{&quot;;[.K6];&quot;} &amp;&quot;)" office:value-type="string" office:string-value="\ipa{} &amp;">
            <text:p>\ipa{} &amp;</text:p>
          </table:table-cell>
          <table:table-cell table:formula="of:=CONCATENATE(&quot;\ipa{&quot;;[.L6];&quot;} &amp;&quot;)" office:value-type="string" office:string-value="\ipa{} &amp;">
            <text:p>\ipa{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7];&quot; &amp;&quot;)" office:value-type="string" office:string-value="2s &amp;">
            <text:p>2s &amp;</text:p>
          </table:table-cell>
          <table:table-cell table:formula="of:=CONCATENATE(&quot;\ipa{&quot;;[.B7];&quot;} &amp;&quot;)" office:value-type="string" office:string-value="\ipa{ʔi-loɔ̂m-ŋʌ} &amp;">
            <text:p>\ipa{ʔi-loɔ̂m-ŋʌ} &amp;</text:p>
          </table:table-cell>
          <table:table-cell table:formula="of:=CONCATENATE([.C7];&quot; &amp;&quot;)" office:value-type="string" office:string-value=" &amp;">
            <text:p><text:s/>&amp;</text:p>
          </table:table-cell>
          <table:table-cell table:formula="of:=CONCATENATE(&quot;\ipa{&quot;;[.D7];&quot;} &amp;&quot;)" office:value-type="string" office:string-value="\ipa{} &amp;">
            <text:p>\ipa{} &amp;</text:p>
          </table:table-cell>
          <table:table-cell table:formula="of:=CONCATENATE([.E7];&quot; &amp;&quot;)" office:value-type="string" office:string-value=" &amp;">
            <text:p><text:s/>&amp;</text:p>
          </table:table-cell>
          <table:table-cell table:formula="of:=CONCATENATE(&quot;\ipa{&quot;;[.F7];&quot;} &amp;&quot;)" office:value-type="string" office:string-value="\ipa{} &amp;">
            <text:p>\ipa{} &amp;</text:p>
          </table:table-cell>
          <table:table-cell table:formula="of:=CONCATENATE([.G7];&quot; &amp;&quot;)" office:value-type="string" office:string-value=" &amp;">
            <text:p><text:s/>&amp;</text:p>
          </table:table-cell>
          <table:table-cell table:formula="of:=CONCATENATE([.H7];&quot; &amp;&quot;)" office:value-type="string" office:string-value=" &amp;">
            <text:p><text:s/>&amp;</text:p>
          </table:table-cell>
          <table:table-cell table:formula="of:=CONCATENATE([.I7];&quot; &amp;&quot;)" office:value-type="string" office:string-value=" &amp;">
            <text:p><text:s/>&amp;</text:p>
          </table:table-cell>
          <table:table-cell table:formula="of:=CONCATENATE(&quot;\ipa{&quot;;[.J7];&quot;} &amp;&quot;)" office:value-type="string" office:string-value="\ipa{ʔi-lɵ̄ːb-ʉ} &amp;">
            <text:p>\ipa{ʔi-lɵ̄ːb-ʉ} &amp;</text:p>
          </table:table-cell>
          <table:table-cell table:formula="of:=CONCATENATE(&quot;\ipa{&quot;;[.K7];&quot;} &amp;&quot;)" office:value-type="string" office:string-value="\ipa{ʔi-lɵ̂ːp-su} &amp;">
            <text:p>\ipa{ʔi-lɵ̂ːp-su} &amp;</text:p>
          </table:table-cell>
          <table:table-cell table:formula="of:=CONCATENATE(&quot;\ipa{&quot;;[.L7];&quot;} &amp;&quot;)" office:value-type="string" office:string-value="\ipa{ʔi-lɵ̂ːp-nu} &amp;">
            <text:p>\ipa{ʔi-lɵ̂ːp-nu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8];&quot; &amp;&quot;)" office:value-type="string" office:string-value="2d &amp;">
            <text:p>2d &amp;</text:p>
          </table:table-cell>
          <table:table-cell table:formula="of:=CONCATENATE(&quot;\ipa{&quot;;[.B8];&quot;} &amp;&quot;)" office:value-type="string" office:string-value="\ipa{ʔi-loɔ̂m-ŋʌ-su} &amp;">
            <text:p>\ipa{ʔi-loɔ̂m-ŋʌ-su} &amp;</text:p>
          </table:table-cell>
          <table:table-cell table:formula="of:=CONCATENATE([.C8];&quot; &amp;&quot;)" office:value-type="string" office:string-value=" &amp;">
            <text:p><text:s/>&amp;</text:p>
          </table:table-cell>
          <table:table-cell table:formula="of:=CONCATENATE(&quot;\ipa{&quot;;[.D8];&quot;} &amp;&quot;)" office:value-type="string" office:string-value="\ipa{} &amp;">
            <text:p>\ipa{} &amp;</text:p>
          </table:table-cell>
          <table:table-cell table:formula="of:=CONCATENATE([.E8];&quot; &amp;&quot;)" office:value-type="string" office:string-value=" &amp;">
            <text:p><text:s/>&amp;</text:p>
          </table:table-cell>
          <table:table-cell table:formula="of:=CONCATENATE(&quot;\ipa{&quot;;[.F8];&quot;} &amp;&quot;)" office:value-type="string" office:string-value="\ipa{} &amp;">
            <text:p>\ipa{} &amp;</text:p>
          </table:table-cell>
          <table:table-cell table:formula="of:=CONCATENATE([.G8];&quot; &amp;&quot;)" office:value-type="string" office:string-value=" &amp;">
            <text:p><text:s/>&amp;</text:p>
          </table:table-cell>
          <table:table-cell table:formula="of:=CONCATENATE([.H8];&quot; &amp;&quot;)" office:value-type="string" office:string-value=" &amp;">
            <text:p><text:s/>&amp;</text:p>
          </table:table-cell>
          <table:table-cell table:formula="of:=CONCATENATE([.I8];&quot; &amp;&quot;)" office:value-type="string" office:string-value=" &amp;">
            <text:p><text:s/>&amp;</text:p>
          </table:table-cell>
          <table:table-cell table:formula="of:=CONCATENATE(&quot;\ipa{&quot;;[.J8];&quot;} &amp;&quot;)" office:value-type="string" office:string-value="\ipa{ʔi-lɵp-i} &amp;">
            <text:p>\ipa{ʔi-lɵp-i} &amp;</text:p>
          </table:table-cell>
          <table:table-cell table:formula="of:=CONCATENATE(&quot;\ipa{&quot;;[.K8];&quot;} &amp;&quot;)" office:value-type="string" office:string-value="\ipa{} &amp;">
            <text:p>\ipa{} &amp;</text:p>
          </table:table-cell>
          <table:table-cell table:formula="of:=CONCATENATE(&quot;\ipa{&quot;;[.L8];&quot;} &amp;&quot;)" office:value-type="string" office:string-value="\ipa{} &amp;">
            <text:p>\ipa{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9];&quot; &amp;&quot;)" office:value-type="string" office:string-value="2p &amp;">
            <text:p>2p &amp;</text:p>
          </table:table-cell>
          <table:table-cell table:formula="of:=CONCATENATE(&quot;\ipa{&quot;;[.B9];&quot;} &amp;&quot;)" office:value-type="string" office:string-value="\ipa{ʔi-loɔ̂m-ŋʌ-nu} &amp;">
            <text:p>\ipa{ʔi-loɔ̂m-ŋʌ-nu} &amp;</text:p>
          </table:table-cell>
          <table:table-cell table:formula="of:=CONCATENATE([.C9];&quot; &amp;&quot;)" office:value-type="string" office:string-value=" &amp;">
            <text:p><text:s/>&amp;</text:p>
          </table:table-cell>
          <table:table-cell table:formula="of:=CONCATENATE(&quot;\ipa{&quot;;[.D9];&quot;} &amp;&quot;)" office:value-type="string" office:string-value="\ipa{} &amp;">
            <text:p>\ipa{} &amp;</text:p>
          </table:table-cell>
          <table:table-cell table:formula="of:=CONCATENATE([.E9];&quot; &amp;&quot;)" office:value-type="string" office:string-value=" &amp;">
            <text:p><text:s/>&amp;</text:p>
          </table:table-cell>
          <table:table-cell table:formula="of:=CONCATENATE(&quot;\ipa{&quot;;[.F9];&quot;} &amp;&quot;)" office:value-type="string" office:string-value="\ipa{} &amp;">
            <text:p>\ipa{} &amp;</text:p>
          </table:table-cell>
          <table:table-cell table:formula="of:=CONCATENATE([.G9];&quot; &amp;&quot;)" office:value-type="string" office:string-value=" &amp;">
            <text:p><text:s/>&amp;</text:p>
          </table:table-cell>
          <table:table-cell table:formula="of:=CONCATENATE([.H9];&quot; &amp;&quot;)" office:value-type="string" office:string-value=" &amp;">
            <text:p><text:s/>&amp;</text:p>
          </table:table-cell>
          <table:table-cell table:formula="of:=CONCATENATE([.I9];&quot; &amp;&quot;)" office:value-type="string" office:string-value=" &amp;">
            <text:p><text:s/>&amp;</text:p>
          </table:table-cell>
          <table:table-cell table:formula="of:=CONCATENATE(&quot;\ipa{&quot;;[.J9];&quot;} &amp;&quot;)" office:value-type="string" office:string-value="\ipa{ʔi-loɔ̂m-ni} &amp;">
            <text:p>\ipa{ʔi-loɔ̂m-ni} &amp;</text:p>
          </table:table-cell>
          <table:table-cell table:formula="of:=CONCATENATE(&quot;\ipa{&quot;;[.K9];&quot;} &amp;&quot;)" office:value-type="string" office:string-value="\ipa{} &amp;">
            <text:p>\ipa{} &amp;</text:p>
          </table:table-cell>
          <table:table-cell table:formula="of:=CONCATENATE(&quot;\ipa{&quot;;[.L9];&quot;} &amp;&quot;)" office:value-type="string" office:string-value="\ipa{} &amp;">
            <text:p>\ipa{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10];&quot; &amp;&quot;)" office:value-type="string" office:string-value="3s &amp;">
            <text:p>3s &amp;</text:p>
          </table:table-cell>
          <table:table-cell table:formula="of:=CONCATENATE(&quot;\ipa{&quot;;[.B10];&quot;} &amp;&quot;)" office:value-type="string" office:string-value="\ipa{ʔi-loɔ̂m-ŋʌ} &amp;">
            <text:p>\ipa{ʔi-loɔ̂m-ŋʌ} &amp;</text:p>
          </table:table-cell>
          <table:table-cell table:formula="of:=CONCATENATE(&quot;\ipa{&quot;;[.C10];&quot;} &amp;&quot;)" office:value-type="string" office:string-value="\ipa{} &amp;">
            <text:p>\ipa{} &amp;</text:p>
          </table:table-cell>
          <table:table-cell table:formula="of:=CONCATENATE(&quot;\ipa{&quot;;[.D10];&quot;} &amp;&quot;)" office:value-type="string" office:string-value="\ipa{ʔi-lɵp-u} &amp;">
            <text:p>\ipa{ʔi-lɵp-u} &amp;</text:p>
          </table:table-cell>
          <table:table-cell table:formula="of:=CONCATENATE(&quot;\ipa{&quot;;[.E10];&quot;} &amp;&quot;)" office:value-type="string" office:string-value="\ipa{} &amp;">
            <text:p>\ipa{} &amp;</text:p>
          </table:table-cell>
          <table:table-cell table:formula="of:=CONCATENATE(&quot;\ipa{&quot;;[.F10];&quot;} &amp;&quot;)" office:value-type="string" office:string-value="\ipa{ʔi-loɔp-kʌ} &amp;">
            <text:p>\ipa{ʔi-loɔp-kʌ} &amp;</text:p>
          </table:table-cell>
          <table:table-cell table:formula="of:=CONCATENATE(&quot;\ipa{&quot;;[.G10];&quot;} &amp;&quot;)" office:value-type="string" office:string-value="\ipa{ʔi-loɔp} &amp;">
            <text:p>\ipa{ʔi-loɔp} &amp;</text:p>
          </table:table-cell>
          <table:table-cell table:formula="of:=CONCATENATE(&quot;\ipa{&quot;;[.H10];&quot;} &amp;&quot;)" office:value-type="string" office:string-value="\ipa{ʔi-lɵp-i} &amp;">
            <text:p>\ipa{ʔi-lɵp-i} &amp;</text:p>
          </table:table-cell>
          <table:table-cell table:formula="of:=CONCATENATE(&quot;\ipa{&quot;;[.I10];&quot;} &amp;&quot;)" office:value-type="string" office:string-value="\ipa{ʔi-loɔ̂m-ni} &amp;">
            <text:p>\ipa{ʔi-loɔ̂m-ni} &amp;</text:p>
          </table:table-cell>
          <table:table-cell table:formula="of:=CONCATENATE(&quot;\ipa{&quot;;[.J10];&quot;} &amp;&quot;)" office:value-type="string" office:string-value="\ipa{lɵ̄ːb-ʉ} &amp;">
            <text:p>\ipa{lɵ̄ːb-ʉ} &amp;</text:p>
          </table:table-cell>
          <table:table-cell table:formula="of:=CONCATENATE(&quot;\ipa{&quot;;[.K10];&quot;} &amp;&quot;)" office:value-type="string" office:string-value="\ipa{} &amp;">
            <text:p>\ipa{} &amp;</text:p>
          </table:table-cell>
          <table:table-cell table:formula="of:=CONCATENATE(&quot;\ipa{&quot;;[.L10];&quot;} &amp;&quot;)" office:value-type="string" office:string-value="\ipa{} &amp;">
            <text:p>\ipa{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11];&quot; &amp;&quot;)" office:value-type="string" office:string-value="3d &amp;">
            <text:p>3d &amp;</text:p>
          </table:table-cell>
          <table:table-cell table:formula="of:=CONCATENATE(&quot;\ipa{&quot;;[.B11];&quot;} &amp;&quot;)" office:value-type="string" office:string-value="\ipa{ʔi-loɔ̂m-ŋʌ-su} &amp;">
            <text:p>\ipa{ʔi-loɔ̂m-ŋʌ-su} &amp;</text:p>
          </table:table-cell>
          <table:table-cell table:formula="of:=CONCATENATE(&quot;\ipa{&quot;;[.C11];&quot;} &amp;&quot;)" office:value-type="string" office:string-value="\ipa{ʔi-lɵp-i} &amp;">
            <text:p>\ipa{ʔi-lɵp-i} &amp;</text:p>
          </table:table-cell>
          <table:table-cell table:formula="of:=CONCATENATE(&quot;\ipa{&quot;;[.D11];&quot;} &amp;&quot;)" office:value-type="string" office:string-value="\ipa{} &amp;">
            <text:p>\ipa{} &amp;</text:p>
          </table:table-cell>
          <table:table-cell table:formula="of:=CONCATENATE(&quot;\ipa{&quot;;[.E11];&quot;} &amp;&quot;)" office:value-type="string" office:string-value="\ipa{ʔi-loɔp-ki} &amp;">
            <text:p>\ipa{ʔi-loɔp-ki} &amp;</text:p>
          </table:table-cell>
          <table:table-cell table:formula="of:=CONCATENATE(&quot;\ipa{&quot;;[.F11];&quot;} &amp;&quot;)" office:value-type="string" office:string-value="\ipa{} &amp;">
            <text:p>\ipa{} &amp;</text:p>
          </table:table-cell>
          <table:table-cell table:formula="of:=CONCATENATE(&quot;\ipa{&quot;;[.G11];&quot;} &amp;&quot;)" office:value-type="string" office:string-value="\ipa{} &amp;">
            <text:p>\ipa{} &amp;</text:p>
          </table:table-cell>
          <table:table-cell table:formula="of:=CONCATENATE(&quot;\ipa{&quot;;[.H11];&quot;} &amp;&quot;)" office:value-type="string" office:string-value="\ipa{} &amp;">
            <text:p>\ipa{} &amp;</text:p>
          </table:table-cell>
          <table:table-cell table:formula="of:=CONCATENATE(&quot;\ipa{&quot;;[.I11];&quot;} &amp;&quot;)" office:value-type="string" office:string-value="\ipa{} &amp;">
            <text:p>\ipa{} &amp;</text:p>
          </table:table-cell>
          <table:table-cell table:formula="of:=CONCATENATE(&quot;\ipa{&quot;;[.J11];&quot;} &amp;&quot;)" office:value-type="string" office:string-value="\ipa{} &amp;">
            <text:p>\ipa{} &amp;</text:p>
          </table:table-cell>
          <table:table-cell table:formula="of:=CONCATENATE(&quot;\ipa{&quot;;[.K11];&quot;} &amp;&quot;)" office:value-type="string" office:string-value="\ipa{lɵ̂ːb-su} &amp;">
            <text:p>\ipa{lɵ̂ːb-su} &amp;</text:p>
          </table:table-cell>
          <table:table-cell table:formula="of:=CONCATENATE(&quot;\ipa{&quot;;[.L11];&quot;} &amp;&quot;)" office:value-type="string" office:string-value="\ipa{} &amp;">
            <text:p>\ipa{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12];&quot; &amp;&quot;)" office:value-type="string" office:string-value="3p &amp;">
            <text:p>3p &amp;</text:p>
          </table:table-cell>
          <table:table-cell table:formula="of:=CONCATENATE(&quot;\ipa{&quot;;[.B12];&quot;} &amp;&quot;)" office:value-type="string" office:string-value="\ipa{ʔi-loɔ̂m-ŋʌ-nu} &amp;">
            <text:p>\ipa{ʔi-loɔ̂m-ŋʌ-nu} &amp;</text:p>
          </table:table-cell>
          <table:table-cell table:formula="of:=CONCATENATE(&quot;\ipa{&quot;;[.C12];&quot;} &amp;&quot;)" office:value-type="string" office:string-value="\ipa{} &amp;">
            <text:p>\ipa{} &amp;</text:p>
          </table:table-cell>
          <table:table-cell table:formula="of:=CONCATENATE(&quot;\ipa{&quot;;[.D12];&quot;} &amp;&quot;)" office:value-type="string" office:string-value="\ipa{} &amp;">
            <text:p>\ipa{} &amp;</text:p>
          </table:table-cell>
          <table:table-cell table:formula="of:=CONCATENATE(&quot;\ipa{&quot;;[.E12];&quot;} &amp;&quot;)" office:value-type="string" office:string-value="\ipa{} &amp;">
            <text:p>\ipa{} &amp;</text:p>
          </table:table-cell>
          <table:table-cell table:formula="of:=CONCATENATE(&quot;\ipa{&quot;;[.F12];&quot;} &amp;&quot;)" office:value-type="string" office:string-value="\ipa{} &amp;">
            <text:p>\ipa{} &amp;</text:p>
          </table:table-cell>
          <table:table-cell table:formula="of:=CONCATENATE(&quot;\ipa{&quot;;[.G12];&quot;} &amp;&quot;)" office:value-type="string" office:string-value="\ipa{} &amp;">
            <text:p>\ipa{} &amp;</text:p>
          </table:table-cell>
          <table:table-cell table:formula="of:=CONCATENATE(&quot;\ipa{&quot;;[.H12];&quot;} &amp;&quot;)" office:value-type="string" office:string-value="\ipa{} &amp;">
            <text:p>\ipa{} &amp;</text:p>
          </table:table-cell>
          <table:table-cell table:formula="of:=CONCATENATE(&quot;\ipa{&quot;;[.I12];&quot;} &amp;&quot;)" office:value-type="string" office:string-value="\ipa{} &amp;">
            <text:p>\ipa{} &amp;</text:p>
          </table:table-cell>
          <table:table-cell table:formula="of:=CONCATENATE(&quot;\ipa{&quot;;[.J12];&quot;} &amp;&quot;)" office:value-type="string" office:string-value="\ipa{} &amp;">
            <text:p>\ipa{} &amp;</text:p>
          </table:table-cell>
          <table:table-cell table:formula="of:=CONCATENATE(&quot;\ipa{&quot;;[.K12];&quot;} &amp;&quot;)" office:value-type="string" office:string-value="\ipa{} &amp;">
            <text:p>\ipa{} &amp;</text:p>
          </table:table-cell>
          <table:table-cell table:formula="of:=CONCATENATE(&quot;\ipa{&quot;;[.L12];&quot;} &amp;&quot;)" office:value-type="string" office:string-value="\ipa{lɵ̂ːb-nu} &amp;">
            <text:p>\ipa{lɵ̂ːb-nu} &amp;</text:p>
          </table:table-cell>
          <table:table-cell office:value-type="string">
            <text:p>\\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30/01/2017</text:date>, <text:time>12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1-30T12:05:35.81</meta:creation-date>
    <dc:date>2017-01-30T12:33:51.90</dc:date>
    <meta:editing-duration>PT00H28M14S</meta:editing-duration>
    <meta:editing-cycles>5</meta:editing-cycles>
    <meta:generator>OpenOffice.org/3.0$Win32 OpenOffice.org_project/300m15$Build-9379</meta:generator>
    <meta:document-statistic meta:table-count="3" meta:cell-count="300" meta:object-count="0"/>
    <meta:user-defined meta:name="Info 1"/>
    <meta:user-defined meta:name="Info 2"/>
    <meta:user-defined meta:name="Info 3"/>
    <meta:user-defined meta:name="Info 4"/>
  </office:meta>
</office:document-meta>
</file>